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20335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officeooo:rsid="0020335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11.2</text:span><text:span text:style-name="MT4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10T10:20:27.765598900</dc:date>
    <meta:editing-duration>PT30M2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" meta:word-count="5" meta:character-count="110" meta:non-whitespace-character-count="30"/>
  </office:meta>
</office:document-meta>
</file>